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1400">
            <text:p>11400</text:p>
          </table:table-cell>
          <table:table-cell/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4600">
            <text:p>4600</text:p>
          </table:table-cell>
          <table:table-cell/>
          <table:table-cell table:formula="of:=SUM([.K2];[.K10];[.K11];[.K35])" office:value-type="float" office:value="91000">
            <text:p>91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G3];[.G31])" office:value-type="float" office:value="68500">
            <text:p>685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4250">
            <text:p>4250</text:p>
          </table:table-cell>
          <table:table-cell/>
          <table:table-cell table:formula="of:=[.L3]-[.L4]" office:value-type="float" office:value="22500">
            <text:p>225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5500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0">
            <text:p>7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23" office:value-type="float" office:value="5000">
            <text:p>5000</text:p>
          </table:table-cell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)" office:value-type="float" office:value="347.619047619048">
            <text:p>347.61904761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1937.6166426166">
            <text:p>31937.6166426166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table:number-columns-repeated="4"/>
          <table:table-cell table:style-name="ce2" table:formula="of:=SUM([.B59:.F59])" office:value-type="float" office:value="8600">
            <text:p>8600</text:p>
          </table:table-cell>
          <table:table-cell table:formula="of:=SUM([.B90:.F90])" office:value-type="float" office:value="307.142857142857">
            <text:p>307.1428571429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90])" office:value-type="float" office:value="307.142857142857">
            <text:p>307.1428571429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90:.F90])" office:value-type="float" office:value="307.142857142857">
            <text:p>307.142857142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90:.F90])" office:value-type="float" office:value="307.142857142857">
            <text:p>307.142857142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B90:.F90])" office:value-type="float" office:value="307.142857142857">
            <text:p>307.1428571429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3"/>
          <table:table-cell table:formula="of:=SUM([.C90])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90:.F90])" office:value-type="float" office:value="307.142857142857">
            <text:p>307.1428571429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5"/>
          <table:table-cell table:formula="of:=SUM([.B90:.F90])" office:value-type="float" office:value="307.142857142857">
            <text:p>307.142857142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];[.C90];[.D90];[.F90])" office:value-type="float" office:value="307.142857142857">
            <text:p>307.1428571429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90])"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Default"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Default"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Default"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Default"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Default"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307.142857142857">
            <text:p>307.1428571429</text:p>
          </table:table-cell>
          <table:table-cell table:style-name="Default" office:value-type="string">
            <text:p>Meruj</text:p>
          </table:table-cell>
          <table:table-cell table:number-columns-repeated="3"/>
        </table:table-row>
        <table:table-row table:style-name="ro12">
          <table:table-cell/>
          <table:table-cell table:formula="of:=[.B59]/28" office:value-type="float" office:value="307.142857142857">
            <text:p>307.1428571429</text:p>
          </table:table-cell>
          <table:table-cell table:formula="of:=[.C59]/21" office:value-type="float" office:value="0">
            <text:p>0</text:p>
          </table:table-cell>
          <table:table-cell table:formula="of:=[.D59]/22" office:value-type="float" office:value="0">
            <text:p>0</text:p>
          </table:table-cell>
          <table:table-cell table:formula="of:=[.E59]/27" office:value-type="float" office:value="0">
            <text:p>0</text:p>
          </table:table-cell>
          <table:table-cell table:formula="of:=[.F59]/22" office:value-type="float" office:value="0">
            <text:p>0</text:p>
          </table:table-cell>
          <table:table-cell/>
          <table:table-cell table:style-name="ce2" table:formula="of:=SUM([.H59:.H83])" office:value-type="float" office:value="6757.14285714286">
            <text:p>6757.1428571429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5/16/2016</text:date>, <text:time>13:4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16T13:49:12</dc:date>
    <meta:editing-duration>P7DT47M46S</meta:editing-duration>
    <meta:editing-cycles>2435</meta:editing-cycles>
    <meta:generator>OpenOffice/4.1.1$Unix OpenOffice.org_project/411m6$Build-9775</meta:generator>
    <dc:creator>Hasmik Dabaghyan</dc:creator>
    <meta:document-statistic meta:table-count="14" meta:cell-count="6027" meta:object-count="0"/>
  </office:meta>
</office:document-meta>
</file>